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8724in" svg:height="4.6953in" svg:x="14.4496in" svg:y="0.083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618in" svg:height="4.5906in" svg:x="21.3984in" svg:y="0.1256in">
            <draw:object draw:notify-on-update-of-ranges="Sheet1.K4:Sheet1.K4 Sheet1.H4:Sheet1.H6 Sheet1.K4:Sheet1.K6 Sheet1.L4:Sheet1.L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8402in" svg:height="4.5382in" svg:x="14.4827in" svg:y="5.6677in">
            <draw:object draw:notify-on-update-of-ranges="Sheet1.M4:Sheet1.M4 Sheet1.H4:Sheet1.H6 Sheet1.M4:Sheet1.M6 Sheet1.N4:Sheet1.N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7858in" svg:height="4.6224in" svg:x="21.485in" svg:y="5.6362in">
            <draw:object draw:notify-on-update-of-ranges="Sheet1.O4:Sheet1.O4 Sheet1.H4:Sheet1.H6 Sheet1.O4:Sheet1.O6 Sheet1.P4:Sheet1.P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100 2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164.56728" calcext:value-type="float">
            <text:p>1456837164.5672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738.06319" calcext:value-type="float">
            <text:p>1456837738.06319</text:p>
          </table:table-cell>
          <table:table-cell table:number-columns-repeated="3"/>
          <table:table-cell office:value-type="string" calcext:value-type="string">
            <text:p>100.2.S</text:p>
          </table:table-cell>
          <table:table-cell office:value-type="string" calcext:value-type="string">
            <text:p>100.2.B</text:p>
          </table:table-cell>
          <table:table-cell office:value-type="string" calcext:value-type="string">
            <text:p>500.2.S</text:p>
          </table:table-cell>
          <table:table-cell office:value-type="string" calcext:value-type="string">
            <text:p>500.2.B</text:p>
          </table:table-cell>
          <table:table-cell office:value-type="string" calcext:value-type="string">
            <text:p>100.4.S</text:p>
          </table:table-cell>
          <table:table-cell office:value-type="string" calcext:value-type="string">
            <text:p>100.4.B</text:p>
          </table:table-cell>
          <table:table-cell office:value-type="string" calcext:value-type="string">
            <text:p>500.4.S</text:p>
          </table:table-cell>
          <table:table-cell office:value-type="string" calcext:value-type="string">
            <text:p>500.4.B</text:p>
          </table:table-cell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172.63784" calcext:value-type="float">
            <text:p>1456837172.63784</text:p>
          </table:table-cell>
          <table:table-cell table:formula="of:=[.B4]-[.B3]" office:value-type="float" office:value="8.07055902481079" calcext:value-type="float">
            <text:p>8.0705590248</text:p>
          </table:table-cell>
          <table:table-cell office:value-type="string" calcext:value-type="string">
            <text:p>Finish 1</text:p>
          </table:table-cell>
          <table:table-cell office:value-type="float" office:value="1456837739.58151" calcext:value-type="float">
            <text:p>1456837739.58151</text:p>
          </table:table-cell>
          <table:table-cell table:formula="of:=[.E4]-[.E3]" office:value-type="float" office:value="1.51831412315369" calcext:value-type="float">
            <text:p>1.51831412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-[.B3]" office:value-type="float" office:value="8.40056300163269" calcext:value-type="float">
            <text:p>8.4005630016</text:p>
          </table:table-cell>
          <table:table-cell table:style-name="ce1" table:formula="of:=[.E5]-[.E3]" office:value-type="float" office:value="1.57956218719482" calcext:value-type="float">
            <text:p>1.5795621872</text:p>
          </table:table-cell>
          <table:table-cell table:style-name="ce1" table:formula="of:=[.B45]-[.B43]" office:value-type="float" office:value="38.6425669193268" calcext:value-type="float">
            <text:p>38.6425669193</text:p>
          </table:table-cell>
          <table:table-cell table:style-name="ce1" table:formula="of:=[.E44]-[.E43]" office:value-type="float" office:value="8.14946889877319" calcext:value-type="float">
            <text:p>8.1494688988</text:p>
          </table:table-cell>
          <table:table-cell table:style-name="ce1" table:formula="of:=[.B21]-[.B20]" office:value-type="float" office:value="19.0092208385468" calcext:value-type="float">
            <text:p>19.0092208385</text:p>
          </table:table-cell>
          <table:table-cell table:formula="of:=[.E28]-[.E27]" office:value-type="float" office:value="2.68085408210754" calcext:value-type="float">
            <text:p>2.6808540821</text:p>
          </table:table-cell>
          <table:table-cell table:style-name="ce1" table:formula="of:=[.B89]-[.B88]" office:value-type="float" office:value="114.404675960541" calcext:value-type="float">
            <text:p>114.4046759605</text:p>
          </table:table-cell>
          <table:table-cell table:style-name="ce1" table:formula="of:=[.E61]-[.E60]" office:value-type="float" office:value="13.5956580638886" calcext:value-type="float">
            <text:p>13.5956580639</text:p>
          </table:table-cell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172.96784" calcext:value-type="float">
            <text:p>1456837172.96784</text:p>
          </table:table-cell>
          <table:table-cell table:formula="of:=[.B5]-[.B3]" office:value-type="float" office:value="8.40056300163269" calcext:value-type="float">
            <text:p>8.4005630016</text:p>
          </table:table-cell>
          <table:table-cell office:value-type="string" calcext:value-type="string">
            <text:p>Finish 2</text:p>
          </table:table-cell>
          <table:table-cell office:value-type="float" office:value="1456837739.64275" calcext:value-type="float">
            <text:p>1456837739.64275</text:p>
          </table:table-cell>
          <table:table-cell table:style-name="ce1" table:formula="of:=[.E5]-[.E3]" office:value-type="float" office:value="1.57956218719482" calcext:value-type="float">
            <text:p>1.5795621872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table:formula="of:=[.B9]-[.B8]" office:value-type="float" office:value="7.30305504798889" calcext:value-type="float">
            <text:p>7.303055048</text:p>
          </table:table-cell>
          <table:table-cell table:style-name="ce1" table:formula="of:=[.E10]-[.E8]" office:value-type="float" office:value="2.10571503639221" calcext:value-type="float">
            <text:p>2.1057150364</text:p>
          </table:table-cell>
          <table:table-cell table:style-name="ce1" table:formula="of:=[.B49]-[.B48]" office:value-type="float" office:value="32.3714530467987" calcext:value-type="float">
            <text:p>32.3714530468</text:p>
          </table:table-cell>
          <table:table-cell table:style-name="ce1" table:formula="of:=[.E49]-[.E48]" office:value-type="float" office:value="13.0167820453644" calcext:value-type="float">
            <text:p>13.0167820454</text:p>
          </table:table-cell>
          <table:table-cell table:style-name="ce1" table:formula="of:=[.B28]-[.B27]" office:value-type="float" office:value="17.766340970993" calcext:value-type="float">
            <text:p>17.766340971</text:p>
          </table:table-cell>
          <table:table-cell table:style-name="ce1" table:formula="of:=[.E28]-[.E27]" office:value-type="float" office:value="2.68085408210754" calcext:value-type="float">
            <text:p>2.6808540821</text:p>
          </table:table-cell>
          <table:table-cell table:style-name="ce1" table:formula="of:=[.B68]-[.B67]" office:value-type="float" office:value="104.712422132492" calcext:value-type="float">
            <text:p>104.7124221325</text:p>
          </table:table-cell>
          <table:table-cell table:style-name="ce1" table:formula="of:=[.E68]-[.E67]" office:value-type="float" office:value="12.6822369098663" calcext:value-type="float">
            <text:p>12.6822369099</text:p>
          </table:table-cell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style-name="ce1" table:formula="of:=[.B15]-[.B13]" office:value-type="float" office:value="11.8264770507813" calcext:value-type="float">
            <text:p>11.8264770508</text:p>
          </table:table-cell>
          <table:table-cell table:style-name="ce1" table:formula="of:=[.E15]-[.E13]" office:value-type="float" office:value="10.5510220527649" calcext:value-type="float">
            <text:p>10.5510220528</text:p>
          </table:table-cell>
          <table:table-cell table:style-name="ce1" table:formula="of:=[.B54]-[.B53]" office:value-type="float" office:value="60.2420771121979" calcext:value-type="float">
            <text:p>60.2420771122</text:p>
          </table:table-cell>
          <table:table-cell table:style-name="ce1" table:formula="of:=[.E54]-[.E53]" office:value-type="float" office:value="56.8703880310059" calcext:value-type="float">
            <text:p>56.870388031</text:p>
          </table:table-cell>
          <table:table-cell table:style-name="ce1" table:formula="of:=[.B35]-[.B34]" office:value-type="float" office:value="19.8183791637421" calcext:value-type="float">
            <text:p>19.8183791637</text:p>
          </table:table-cell>
          <table:table-cell table:formula="of:=[.E37]-[.E34]" office:value-type="float" office:value="10.4536819458008" calcext:value-type="float">
            <text:p>10.4536819458</text:p>
          </table:table-cell>
          <table:table-cell table:style-name="ce1" office:value-type="float" office:value="94.2" calcext:value-type="float">
            <text:p>94.2</text:p>
          </table:table-cell>
          <table:table-cell table:style-name="ce1" table:formula="of:=[.E75]-[.E74]" office:value-type="float" office:value="55.0072801113129" calcext:value-type="float">
            <text:p>55.0072801113</text:p>
          </table:table-cell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259.88912" calcext:value-type="float">
            <text:p>1456837259.88912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855.00964" calcext:value-type="float">
            <text:p>1456837855.009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267.19218" calcext:value-type="float">
            <text:p>1456837267.19218</text:p>
          </table:table-cell>
          <table:table-cell table:formula="of:=[.B9]-[.B8]" office:value-type="float" office:value="7.30305504798889" calcext:value-type="float">
            <text:p>7.303055048</text:p>
          </table:table-cell>
          <table:table-cell office:value-type="string" calcext:value-type="string">
            <text:p>Finish 1</text:p>
          </table:table-cell>
          <table:table-cell office:value-type="float" office:value="1456837857.10431" calcext:value-type="float">
            <text:p>1456837857.10431</text:p>
          </table:table-cell>
          <table:table-cell table:formula="of:=[.E9]-[.E8]" office:value-type="float" office:value="2.09466409683228" calcext:value-type="float">
            <text:p>2.09466409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267.32127" calcext:value-type="float">
            <text:p>1456837267.32127</text:p>
          </table:table-cell>
          <table:table-cell table:formula="of:=[.B10]-[.B8]" office:value-type="float" office:value="7.43215203285217" calcext:value-type="float">
            <text:p>7.4321520329</text:p>
          </table:table-cell>
          <table:table-cell office:value-type="string" calcext:value-type="string">
            <text:p>Finish 2</text:p>
          </table:table-cell>
          <table:table-cell office:value-type="float" office:value="1456837857.11536" calcext:value-type="float">
            <text:p>1456837857.11536</text:p>
          </table:table-cell>
          <table:table-cell table:formula="of:=[.E10]-[.E8]" office:value-type="float" office:value="2.10571503639221" calcext:value-type="float">
            <text:p>2.105715036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314.26594" calcext:value-type="float">
            <text:p>1456837314.2659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29263" calcext:value-type="float">
            <text:p>14568292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326.0458" calcext:value-type="float">
            <text:p>1456837326.0458</text:p>
          </table:table-cell>
          <table:table-cell table:formula="of:=[.B14]-[.B13]" office:value-type="float" office:value="11.7798590660095" calcext:value-type="float">
            <text:p>11.779859066</text:p>
          </table:table-cell>
          <table:table-cell office:value-type="string" calcext:value-type="string">
            <text:p>Finish 1</text:p>
          </table:table-cell>
          <table:table-cell office:value-type="float" office:value="1456829273.4743" calcext:value-type="float">
            <text:p>1456829273.4743</text:p>
          </table:table-cell>
          <table:table-cell table:formula="of:=[.E14]-[.E13]" office:value-type="float" office:value="10.4742970466614" calcext:value-type="float">
            <text:p>10.47429704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326.09242" calcext:value-type="float">
            <text:p>1456837326.09242</text:p>
          </table:table-cell>
          <table:table-cell table:formula="of:=[.B15]-[.B13]" office:value-type="float" office:value="11.8264770507813" calcext:value-type="float">
            <text:p>11.8264770508</text:p>
          </table:table-cell>
          <table:table-cell office:value-type="string" calcext:value-type="string">
            <text:p>Finish 2</text:p>
          </table:table-cell>
          <table:table-cell office:value-type="float" office:value="1456829273.55102" calcext:value-type="float">
            <text:p>1456829273.55102</text:p>
          </table:table-cell>
          <table:table-cell table:formula="of:=[.E15]-[.E13]" office:value-type="float" office:value="10.5510220527649" calcext:value-type="float">
            <text:p>10.5510220528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100 4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359.30858" calcext:value-type="float">
            <text:p>1456838359.3085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632.15062" calcext:value-type="float">
            <text:p>1456837632.150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378.3178" calcext:value-type="float">
            <text:p>1456838378.3178</text:p>
          </table:table-cell>
          <table:table-cell table:formula="of:=[.B21]-[.B20]" office:value-type="float" office:value="19.0092208385468" calcext:value-type="float">
            <text:p>19.0092208385</text:p>
          </table:table-cell>
          <table:table-cell office:value-type="string" calcext:value-type="string">
            <text:p>Finish 1</text:p>
          </table:table-cell>
          <table:table-cell office:value-type="float" office:value="1456837634.32446" calcext:value-type="float">
            <text:p>1456837634.32446</text:p>
          </table:table-cell>
          <table:table-cell table:formula="of:=[.E21]-[.E20]" office:value-type="float" office:value="2.17383790016174" calcext:value-type="float">
            <text:p>2.1738379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378.5278" calcext:value-type="float">
            <text:p>1456838378.5278</text:p>
          </table:table-cell>
          <table:table-cell table:formula="of:=[.B22]-[.B20]" office:value-type="float" office:value="19.2192239761353" calcext:value-type="float">
            <text:p>19.2192239761</text:p>
          </table:table-cell>
          <table:table-cell office:value-type="string" calcext:value-type="string">
            <text:p>Finish 2</text:p>
          </table:table-cell>
          <table:table-cell office:value-type="float" office:value="1456837634.35815" calcext:value-type="float">
            <text:p>1456837634.35815</text:p>
          </table:table-cell>
          <table:table-cell table:formula="of:=[.E22]-[.E20]" office:value-type="float" office:value="2.2075309753418" calcext:value-type="float">
            <text:p>2.20753097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379.3178" calcext:value-type="float">
            <text:p>1456838379.3178</text:p>
          </table:table-cell>
          <table:table-cell table:formula="of:=[.B23]-[.B20]" office:value-type="float" office:value="20.0092239379883" calcext:value-type="float">
            <text:p>20.009223938</text:p>
          </table:table-cell>
          <table:table-cell/>
          <table:table-cell office:value-type="float" office:value="1456837634.38516" calcext:value-type="float">
            <text:p>1456837634.38516</text:p>
          </table:table-cell>
          <table:table-cell table:formula="of:=[.E23]-[.E20]" office:value-type="float" office:value="2.23453283309937" calcext:value-type="float">
            <text:p>2.23453283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379.3578" calcext:value-type="float">
            <text:p>1456838379.3578</text:p>
          </table:table-cell>
          <table:table-cell table:formula="of:=[.B24]-[.B20]" office:value-type="float" office:value="20.0492208003998" calcext:value-type="float">
            <text:p>20.0492208004</text:p>
          </table:table-cell>
          <table:table-cell/>
          <table:table-cell office:value-type="float" office:value="1456837634.39539" calcext:value-type="float">
            <text:p>1456837634.39539</text:p>
          </table:table-cell>
          <table:table-cell table:formula="of:=[.E24]-[.E20]" office:value-type="float" office:value="2.24476480484009" calcext:value-type="float">
            <text:p>2.2447648048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459.14633" calcext:value-type="float">
            <text:p>1456838459.14633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792.06415" calcext:value-type="float">
            <text:p>1456837792.06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476.91267" calcext:value-type="float">
            <text:p>1456838476.91267</text:p>
          </table:table-cell>
          <table:table-cell table:formula="of:=[.B28]-[.B27]" office:value-type="float" office:value="17.766340970993" calcext:value-type="float">
            <text:p>17.766340971</text:p>
          </table:table-cell>
          <table:table-cell office:value-type="string" calcext:value-type="string">
            <text:p>Finish 1</text:p>
          </table:table-cell>
          <table:table-cell office:value-type="float" office:value="1456837794.745" calcext:value-type="float">
            <text:p>1456837794.745</text:p>
          </table:table-cell>
          <table:table-cell table:formula="of:=[.E28]-[.E27]" office:value-type="float" office:value="2.68085408210754" calcext:value-type="float">
            <text:p>2.6808540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476.9561" calcext:value-type="float">
            <text:p>1456838476.9561</text:p>
          </table:table-cell>
          <table:table-cell table:formula="of:=[.B29]-[.B27]" office:value-type="float" office:value="17.8097710609436" calcext:value-type="float">
            <text:p>17.8097710609</text:p>
          </table:table-cell>
          <table:table-cell office:value-type="string" calcext:value-type="string">
            <text:p>Finish 2</text:p>
          </table:table-cell>
          <table:table-cell office:value-type="float" office:value="1456837794.79434" calcext:value-type="float">
            <text:p>1456837794.79434</text:p>
          </table:table-cell>
          <table:table-cell table:formula="of:=[.E29]-[.E27]" office:value-type="float" office:value="2.73018908500671" calcext:value-type="float">
            <text:p>2.7301890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477.6561" calcext:value-type="float">
            <text:p>1456838477.6561</text:p>
          </table:table-cell>
          <table:table-cell table:formula="of:=[.B30]-[.B27]" office:value-type="float" office:value="18.5097670555115" calcext:value-type="float">
            <text:p>18.5097670555</text:p>
          </table:table-cell>
          <table:table-cell/>
          <table:table-cell office:value-type="float" office:value="1456837794.80292" calcext:value-type="float">
            <text:p>1456837794.80292</text:p>
          </table:table-cell>
          <table:table-cell table:formula="of:=[.E30]-[.E27]" office:value-type="float" office:value="2.73876714706421" calcext:value-type="float">
            <text:p>2.73876714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478.4561" calcext:value-type="float">
            <text:p>1456838478.4561</text:p>
          </table:table-cell>
          <table:table-cell table:formula="of:=[.B31]-[.B27]" office:value-type="float" office:value="19.3097670078278" calcext:value-type="float">
            <text:p>19.3097670078</text:p>
          </table:table-cell>
          <table:table-cell/>
          <table:table-cell office:value-type="float" office:value="1456837794.83772" calcext:value-type="float">
            <text:p>1456837794.83772</text:p>
          </table:table-cell>
          <table:table-cell table:formula="of:=[.E31]-[.E27]" office:value-type="float" office:value="2.77357316017151" calcext:value-type="float">
            <text:p>2.773573160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610.91801" calcext:value-type="float">
            <text:p>1456838610.91801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902.25686" calcext:value-type="float">
            <text:p>1456837902.256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630.73639" calcext:value-type="float">
            <text:p>1456838630.73639</text:p>
          </table:table-cell>
          <table:table-cell table:formula="of:=[.B35]-[.B34]" office:value-type="float" office:value="19.8183791637421" calcext:value-type="float">
            <text:p>19.8183791637</text:p>
          </table:table-cell>
          <table:table-cell office:value-type="string" calcext:value-type="string">
            <text:p>Finish 1</text:p>
          </table:table-cell>
          <table:table-cell office:value-type="float" office:value="1456837912.67438" calcext:value-type="float">
            <text:p>1456837912.67438</text:p>
          </table:table-cell>
          <table:table-cell table:formula="of:=[.E35]-[.E34]" office:value-type="float" office:value="10.4175159931183" calcext:value-type="float">
            <text:p>10.4175159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630.93639" calcext:value-type="float">
            <text:p>1456838630.93639</text:p>
          </table:table-cell>
          <table:table-cell table:formula="of:=[.B36]-[.B34]" office:value-type="float" office:value="20.018383026123" calcext:value-type="float">
            <text:p>20.0183830261</text:p>
          </table:table-cell>
          <table:table-cell office:value-type="string" calcext:value-type="string">
            <text:p>Finish 2</text:p>
          </table:table-cell>
          <table:table-cell office:value-type="float" office:value="1456837912.68249" calcext:value-type="float">
            <text:p>1456837912.68249</text:p>
          </table:table-cell>
          <table:table-cell table:formula="of:=[.E36]-[.E34]" office:value-type="float" office:value="10.425628900528" calcext:value-type="float">
            <text:p>10.4256289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631.03639" calcext:value-type="float">
            <text:p>1456838631.03639</text:p>
          </table:table-cell>
          <table:table-cell table:formula="of:=[.B37]-[.B34]" office:value-type="float" office:value="20.1183831691742" calcext:value-type="float">
            <text:p>20.1183831692</text:p>
          </table:table-cell>
          <table:table-cell/>
          <table:table-cell office:value-type="float" office:value="1456837912.71054" calcext:value-type="float">
            <text:p>1456837912.71054</text:p>
          </table:table-cell>
          <table:table-cell table:formula="of:=[.E37]-[.E34]" office:value-type="float" office:value="10.4536819458008" calcext:value-type="float">
            <text:p>10.45368194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631.13639" calcext:value-type="float">
            <text:p>1456838631.13639</text:p>
          </table:table-cell>
          <table:table-cell table:formula="of:=[.B38]-[.B34]" office:value-type="float" office:value="20.2183830738068" calcext:value-type="float">
            <text:p>20.2183830738</text:p>
          </table:table-cell>
          <table:table-cell/>
          <table:table-cell office:value-type="float" office:value="1456837912.72228" calcext:value-type="float">
            <text:p>1456837912.72228</text:p>
          </table:table-cell>
          <table:table-cell table:formula="of:=[.E38]-[.E34]" office:value-type="float" office:value="10.4654200077057" calcext:value-type="float">
            <text:p>10.4654200077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500 2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4712.13236" calcext:value-type="float">
            <text:p>1456834712.13236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4232.721" calcext:value-type="float">
            <text:p>1456834232.7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4749.72466" calcext:value-type="float">
            <text:p>1456834749.72466</text:p>
          </table:table-cell>
          <table:table-cell table:formula="of:=[.B44]-[.B43]" office:value-type="float" office:value="37.5922958850861" calcext:value-type="float">
            <text:p>37.5922958851</text:p>
          </table:table-cell>
          <table:table-cell office:value-type="string" calcext:value-type="string">
            <text:p>Finish 1</text:p>
          </table:table-cell>
          <table:table-cell office:value-type="float" office:value="1456834240.87047" calcext:value-type="float">
            <text:p>1456834240.87047</text:p>
          </table:table-cell>
          <table:table-cell table:formula="of:=[.E44]-[.E43]" office:value-type="float" office:value="8.14946889877319" calcext:value-type="float">
            <text:p>8.1494688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4750.77493" calcext:value-type="float">
            <text:p>1456834750.77493</text:p>
          </table:table-cell>
          <table:table-cell table:formula="of:=[.B45]-[.B43]" office:value-type="float" office:value="38.6425669193268" calcext:value-type="float">
            <text:p>38.6425669193</text:p>
          </table:table-cell>
          <table:table-cell office:value-type="string" calcext:value-type="string">
            <text:p>Finish 2</text:p>
          </table:table-cell>
          <table:table-cell office:value-type="float" office:value="1456834240.95376" calcext:value-type="float">
            <text:p>1456834240.95376</text:p>
          </table:table-cell>
          <table:table-cell table:formula="of:=[.E45]-[.E43]" office:value-type="float" office:value="8.23276090621948" calcext:value-type="float">
            <text:p>8.23276090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cause push will take a lot of resource on the switch which make pull slow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4930.68237" calcext:value-type="float">
            <text:p>1456834930.68237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4143.54613" calcext:value-type="float">
            <text:p>1456834143.546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4963.05382" calcext:value-type="float">
            <text:p>1456834963.05382</text:p>
          </table:table-cell>
          <table:table-cell table:formula="of:=[.B49]-[.B48]" office:value-type="float" office:value="32.3714530467987" calcext:value-type="float">
            <text:p>32.3714530468</text:p>
          </table:table-cell>
          <table:table-cell office:value-type="string" calcext:value-type="string">
            <text:p>Finish 1</text:p>
          </table:table-cell>
          <table:table-cell office:value-type="float" office:value="1456834156.56291" calcext:value-type="float">
            <text:p>1456834156.56291</text:p>
          </table:table-cell>
          <table:table-cell table:formula="of:=[.E49]-[.E48]" office:value-type="float" office:value="13.0167820453644" calcext:value-type="float">
            <text:p>13.01678204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4963.52461" calcext:value-type="float">
            <text:p>1456834963.52461</text:p>
          </table:table-cell>
          <table:table-cell table:formula="of:=[.B50]-[.B48]" office:value-type="float" office:value="32.8422400951385" calcext:value-type="float">
            <text:p>32.8422400951</text:p>
          </table:table-cell>
          <table:table-cell office:value-type="string" calcext:value-type="string">
            <text:p>Finish 2</text:p>
          </table:table-cell>
          <table:table-cell office:value-type="float" office:value="1456834156.66683" calcext:value-type="float">
            <text:p>1456834156.66683</text:p>
          </table:table-cell>
          <table:table-cell table:formula="of:=[.E50]-[.E48]" office:value-type="float" office:value="13.1206960678101" calcext:value-type="float">
            <text:p>13.1206960678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5422.93545" calcext:value-type="float">
            <text:p>1456835422.93545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29971.19345" calcext:value-type="float">
            <text:p>1456829971.193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5483.17753" calcext:value-type="float">
            <text:p>1456835483.17753</text:p>
          </table:table-cell>
          <table:table-cell table:formula="of:=[.B54]-[.B53]" office:value-type="float" office:value="60.2420771121979" calcext:value-type="float">
            <text:p>60.2420771122</text:p>
          </table:table-cell>
          <table:table-cell office:value-type="string" calcext:value-type="string">
            <text:p>Finish 1</text:p>
          </table:table-cell>
          <table:table-cell office:value-type="float" office:value="1456830028.06384" calcext:value-type="float">
            <text:p>1456830028.06384</text:p>
          </table:table-cell>
          <table:table-cell table:formula="of:=[.E54]-[.E53]" office:value-type="float" office:value="56.8703880310059" calcext:value-type="float">
            <text:p>56.8703880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5483.25664" calcext:value-type="float">
            <text:p>1456835483.25664</text:p>
          </table:table-cell>
          <table:table-cell table:formula="of:=[.B55]-[.B53]" office:value-type="float" office:value="60.3211851119995" calcext:value-type="float">
            <text:p>60.321185112</text:p>
          </table:table-cell>
          <table:table-cell office:value-type="string" calcext:value-type="string">
            <text:p>Finish 2</text:p>
          </table:table-cell>
          <table:table-cell office:value-type="float" office:value="1456830028.23921" calcext:value-type="float">
            <text:p>1456830028.23921</text:p>
          </table:table-cell>
          <table:table-cell table:formula="of:=[.E55]-[.E53]" office:value-type="float" office:value="57.0457589626312" calcext:value-type="float">
            <text:p>57.0457589626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500 4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322.09297" calcext:value-type="float">
            <text:p>1456839322.09297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060.11917" calcext:value-type="float">
            <text:p>1456839060.119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417.79605" calcext:value-type="float">
            <text:p>1456839417.79605</text:p>
          </table:table-cell>
          <table:table-cell table:formula="of:=[.B61]-[.B60]" office:value-type="float" office:value="95.7030839920044" calcext:value-type="float">
            <text:p>95.703083992</text:p>
          </table:table-cell>
          <table:table-cell office:value-type="string" calcext:value-type="string">
            <text:p>Finish 1</text:p>
          </table:table-cell>
          <table:table-cell office:value-type="float" office:value="1456839073.71482" calcext:value-type="float">
            <text:p>1456839073.71482</text:p>
          </table:table-cell>
          <table:table-cell table:formula="of:=[.E61]-[.E60]" office:value-type="float" office:value="13.5956580638886" calcext:value-type="float">
            <text:p>13.5956580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417.79605" calcext:value-type="float">
            <text:p>1456839417.79605</text:p>
          </table:table-cell>
          <table:table-cell table:formula="of:=[.B62]-[.B60]" office:value-type="float" office:value="95.7030839920044" calcext:value-type="float">
            <text:p>95.703083992</text:p>
          </table:table-cell>
          <table:table-cell office:value-type="string" calcext:value-type="string">
            <text:p>Finish 2</text:p>
          </table:table-cell>
          <table:table-cell office:value-type="float" office:value="1456839073.80059" calcext:value-type="float">
            <text:p>1456839073.80059</text:p>
          </table:table-cell>
          <table:table-cell table:formula="of:=[.E62]-[.E60]" office:value-type="float" office:value="13.681421995163" calcext:value-type="float">
            <text:p>13.68142199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417.79605" calcext:value-type="float">
            <text:p>1456839417.79605</text:p>
          </table:table-cell>
          <table:table-cell table:formula="of:=[.B63]-[.B60]" office:value-type="float" office:value="95.7030839920044" calcext:value-type="float">
            <text:p>95.703083992</text:p>
          </table:table-cell>
          <table:table-cell/>
          <table:table-cell office:value-type="float" office:value="1456839073.94091" calcext:value-type="float">
            <text:p>1456839073.94091</text:p>
          </table:table-cell>
          <table:table-cell table:formula="of:=[.E63]-[.E60]" office:value-type="float" office:value="13.8217461109161" calcext:value-type="float">
            <text:p>13.82174611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417.79605" calcext:value-type="float">
            <text:p>1456839417.79605</text:p>
          </table:table-cell>
          <table:table-cell table:formula="of:=[.B64]-[.B60]" office:value-type="float" office:value="95.7030839920044" calcext:value-type="float">
            <text:p>95.703083992</text:p>
          </table:table-cell>
          <table:table-cell/>
          <table:table-cell office:value-type="float" office:value="1456839074.0304" calcext:value-type="float">
            <text:p>1456839074.0304</text:p>
          </table:table-cell>
          <table:table-cell table:formula="of:=[.E64]-[.E60]" office:value-type="float" office:value="13.9112341403961" calcext:value-type="float">
            <text:p>13.911234140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588.4618" calcext:value-type="float">
            <text:p>1456839588.461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128.39057" calcext:value-type="float">
            <text:p>1456839128.390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693.17422" calcext:value-type="float">
            <text:p>1456839693.17422</text:p>
          </table:table-cell>
          <table:table-cell table:formula="of:=[.B68]-[.B67]" office:value-type="float" office:value="104.712422132492" calcext:value-type="float">
            <text:p>104.7124221325</text:p>
          </table:table-cell>
          <table:table-cell office:value-type="string" calcext:value-type="string">
            <text:p>Finish 1</text:p>
          </table:table-cell>
          <table:table-cell office:value-type="float" office:value="1456839141.07281" calcext:value-type="float">
            <text:p>1456839141.07281</text:p>
          </table:table-cell>
          <table:table-cell table:formula="of:=[.E68]-[.E67]" office:value-type="float" office:value="12.6822369098663" calcext:value-type="float">
            <text:p>12.68223690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693.17422" calcext:value-type="float">
            <text:p>1456839693.17422</text:p>
          </table:table-cell>
          <table:table-cell table:formula="of:=[.B69]-[.B67]" office:value-type="float" office:value="104.712422132492" calcext:value-type="float">
            <text:p>104.7124221325</text:p>
          </table:table-cell>
          <table:table-cell office:value-type="string" calcext:value-type="string">
            <text:p>Finish 2</text:p>
          </table:table-cell>
          <table:table-cell office:value-type="float" office:value="1456839141.13291" calcext:value-type="float">
            <text:p>1456839141.13291</text:p>
          </table:table-cell>
          <table:table-cell table:formula="of:=[.E69]-[.E67]" office:value-type="float" office:value="12.7423379421234" calcext:value-type="float">
            <text:p>12.74233794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693.17422" calcext:value-type="float">
            <text:p>1456839693.17422</text:p>
          </table:table-cell>
          <table:table-cell table:formula="of:=[.B70]-[.B67]" office:value-type="float" office:value="104.712422132492" calcext:value-type="float">
            <text:p>104.7124221325</text:p>
          </table:table-cell>
          <table:table-cell/>
          <table:table-cell office:value-type="float" office:value="1456839141.15197" calcext:value-type="float">
            <text:p>1456839141.15197</text:p>
          </table:table-cell>
          <table:table-cell table:formula="of:=[.E70]-[.E67]" office:value-type="float" office:value="12.7613980770111" calcext:value-type="float">
            <text:p>12.7613980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693.17422" calcext:value-type="float">
            <text:p>1456839693.17422</text:p>
          </table:table-cell>
          <table:table-cell table:formula="of:=[.B71]-[.B67]" office:value-type="float" office:value="104.712422132492" calcext:value-type="float">
            <text:p>104.7124221325</text:p>
          </table:table-cell>
          <table:table-cell/>
          <table:table-cell office:value-type="float" office:value="1456839141.26394" calcext:value-type="float">
            <text:p>1456839141.26394</text:p>
          </table:table-cell>
          <table:table-cell table:formula="of:=[.E71]-[.E67]" office:value-type="float" office:value="12.8733711242676" calcext:value-type="float">
            <text:p>12.873371124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854.44874" calcext:value-type="float">
            <text:p>1456839854.4487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200.47183" calcext:value-type="float">
            <text:p>1456839200.471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929.16013" calcext:value-type="float">
            <text:p>1456839929.16013</text:p>
          </table:table-cell>
          <table:table-cell table:formula="of:=[.B75]-[.B74]" office:value-type="float" office:value="74.7113990783691" calcext:value-type="float">
            <text:p>74.7113990784</text:p>
          </table:table-cell>
          <table:table-cell office:value-type="string" calcext:value-type="string">
            <text:p>Finish 1</text:p>
          </table:table-cell>
          <table:table-cell office:value-type="float" office:value="1456839255.47911" calcext:value-type="float">
            <text:p>1456839255.47911</text:p>
          </table:table-cell>
          <table:table-cell table:formula="of:=[.E75]-[.E74]" office:value-type="float" office:value="55.0072801113129" calcext:value-type="float">
            <text:p>55.00728011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929.20907" calcext:value-type="float">
            <text:p>1456839929.20907</text:p>
          </table:table-cell>
          <table:table-cell table:formula="of:=[.B76]-[.B74]" office:value-type="float" office:value="74.7603390216827" calcext:value-type="float">
            <text:p>74.7603390217</text:p>
          </table:table-cell>
          <table:table-cell office:value-type="string" calcext:value-type="string">
            <text:p>Finish 2</text:p>
          </table:table-cell>
          <table:table-cell office:value-type="float" office:value="1456839255.51557" calcext:value-type="float">
            <text:p>1456839255.51557</text:p>
          </table:table-cell>
          <table:table-cell table:formula="of:=[.E76]-[.E74]" office:value-type="float" office:value="55.0437400341034" calcext:value-type="float">
            <text:p>55.04374003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929.20907" calcext:value-type="float">
            <text:p>1456839929.20907</text:p>
          </table:table-cell>
          <table:table-cell table:formula="of:=[.B77]-[.B74]" office:value-type="float" office:value="74.7603390216827" calcext:value-type="float">
            <text:p>74.7603390217</text:p>
          </table:table-cell>
          <table:table-cell/>
          <table:table-cell office:value-type="float" office:value="1456839255.52658" calcext:value-type="float">
            <text:p>1456839255.52658</text:p>
          </table:table-cell>
          <table:table-cell table:formula="of:=[.E77]-[.E74]" office:value-type="float" office:value="55.0547461509705" calcext:value-type="float">
            <text:p>55.0547461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929.20907" calcext:value-type="float">
            <text:p>1456839929.20907</text:p>
          </table:table-cell>
          <table:table-cell table:formula="of:=[.B78]-[.B74]" office:value-type="float" office:value="74.7603390216827" calcext:value-type="float">
            <text:p>74.7603390217</text:p>
          </table:table-cell>
          <table:table-cell/>
          <table:table-cell office:value-type="float" office:value="1456839255.57255" calcext:value-type="float">
            <text:p>1456839255.57255</text:p>
          </table:table-cell>
          <table:table-cell table:formula="of:=[.E78]-[.E74]" office:value-type="float" office:value="55.1007161140442" calcext:value-type="float">
            <text:p>55.10071611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2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40113.77354" calcext:value-type="float">
            <text:p>1456840113.7735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40372.4426" calcext:value-type="float">
            <text:p>1456840372.44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40244.11462" calcext:value-type="float">
            <text:p>1456840244.11462</text:p>
          </table:table-cell>
          <table:table-cell table:formula="of:=[.B82]-[.B81]" office:value-type="float" office:value="130.341076850891" calcext:value-type="float">
            <text:p>130.3410768509</text:p>
          </table:table-cell>
          <table:table-cell office:value-type="string" calcext:value-type="string">
            <text:p>Finish 1</text:p>
          </table:table-cell>
          <table:table-cell office:value-type="float" office:value="1456840478.97962" calcext:value-type="float">
            <text:p>1456840478.97962</text:p>
          </table:table-cell>
          <table:table-cell table:formula="of:=[.E82]-[.E81]" office:value-type="float" office:value="106.537013053894" calcext:value-type="float">
            <text:p>106.53701305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40244.23847" calcext:value-type="float">
            <text:p>1456840244.23847</text:p>
          </table:table-cell>
          <table:table-cell table:formula="of:=[.B83]-[.B81]" office:value-type="float" office:value="130.464921951294" calcext:value-type="float">
            <text:p>130.4649219513</text:p>
          </table:table-cell>
          <table:table-cell office:value-type="string" calcext:value-type="string">
            <text:p>Finish 2</text:p>
          </table:table-cell>
          <table:table-cell office:value-type="float" office:value="1456840479.25038" calcext:value-type="float">
            <text:p>1456840479.25038</text:p>
          </table:table-cell>
          <table:table-cell table:formula="of:=[.E83]-[.E81]" office:value-type="float" office:value="106.807782173157" calcext:value-type="float">
            <text:p>106.80778217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40244.23847" calcext:value-type="float">
            <text:p>1456840244.23847</text:p>
          </table:table-cell>
          <table:table-cell table:formula="of:=[.B84]-[.B81]" office:value-type="float" office:value="130.464921951294" calcext:value-type="float">
            <text:p>130.4649219513</text:p>
          </table:table-cell>
          <table:table-cell/>
          <table:table-cell office:value-type="float" office:value="1456840479.33252" calcext:value-type="float">
            <text:p>1456840479.33252</text:p>
          </table:table-cell>
          <table:table-cell table:formula="of:=[.E84]-[.E81]" office:value-type="float" office:value="106.889919996262" calcext:value-type="float">
            <text:p>106.88991999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40244.23847" calcext:value-type="float">
            <text:p>1456840244.23847</text:p>
          </table:table-cell>
          <table:table-cell table:formula="of:=[.B85]-[.B81]" office:value-type="float" office:value="130.464921951294" calcext:value-type="float">
            <text:p>130.4649219513</text:p>
          </table:table-cell>
          <table:table-cell/>
          <table:table-cell office:value-type="float" office:value="1456840479.35259" calcext:value-type="float">
            <text:p>1456840479.35259</text:p>
          </table:table-cell>
          <table:table-cell table:formula="of:=[.E85]-[.E81]" office:value-type="float" office:value="106.909988164902" calcext:value-type="float">
            <text:p>106.9099881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0738.45011" calcext:value-type="float">
            <text:p>1456850738.450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0852.85478" calcext:value-type="float">
            <text:p>1456850852.85478</text:p>
          </table:table-cell>
          <table:table-cell table:formula="of:=[.B89]-[.B88]" office:value-type="float" office:value="114.404675960541" calcext:value-type="float">
            <text:p>114.40467596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0974.46471" calcext:value-type="float">
            <text:p>1456850974.464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1068.66645" calcext:value-type="float">
            <text:p>1456851068.66645</text:p>
          </table:table-cell>
          <table:table-cell table:formula="of:=[.B92]-[.B91]" office:value-type="float" office:value="94.2017431259155" calcext:value-type="float">
            <text:p>94.20174312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1192.88985" calcext:value-type="float">
            <text:p>1456851192.8898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1299.22576" calcext:value-type="float">
            <text:p>1456851299.22576</text:p>
          </table:table-cell>
          <table:table-cell table:formula="of:=[.B95]-[.B94]" office:value-type="float" office:value="106.335906982422" calcext:value-type="float">
            <text:p>106.335906982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10:55.533434834</meta:creation-date>
    <dc:date>2016-03-01T19:25:03.475107725</dc:date>
    <meta:editing-duration>PT7H28M28S</meta:editing-duration>
    <meta:editing-cycles>38</meta:editing-cycles>
    <meta:generator>LibreOffice/4.2.8.2$Linux_x86 LibreOffice_project/420m0$Build-2</meta:generator>
    <meta:document-statistic meta:table-count="1" meta:cell-count="3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57cm" svg:height="11.927cm" xlink:href="." xlink:type="simple" chart:class="chart:bar" chart:style-name="ch1">
        <chart:title svg:x="5.999cm" svg:y="0.176cm" chart:style-name="ch2">
          <text:p>2 controllers, 100 updates</text:p>
        </chart:title>
        <chart:legend chart:legend-position="bottom" svg:x="7.336cm" svg:y="11.144cm" style:legend-expansion="wide" chart:style-name="ch3"/>
        <chart:plot-area chart:style-name="ch4" chart:data-source-has-labels="both" svg:x="0.394cm" svg:y="1.019cm" svg:width="16.707cm" svg:height="9.165cm">
          <chartooo:coordinate-region svg:x="1.015cm" svg:y="1.218cm" svg:width="16.086cm" svg:height="8.319cm"/>
          <chart:axis chart:dimension="x" chart:name="primary-x" chart:style-name="ch5" chartooo:axis-type="auto">
            <chartooo:date-scale/>
            <chart:title svg:x="7.235cm" svg:y="10.422cm" chart:style-name="ch6">
              <text:p>Sleep time/ seconds</text:p>
            </chart:title>
            <chart:categories table:cell-range-address="local-table.$A$2:.$A$4"/>
          </chart:axis>
          <chart:axis chart:dimension="y" chart:name="primary-y" chart:style-name="ch7">
            <chart:title svg:x="0cm" svg:y="6.65cm" chart:style-name="ch8">
              <text:p>Time/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8.40056300163269">
                <text:p>8.40056300163269</text:p>
              </table:table-cell>
              <table:table-cell office:value-type="float" office:value="1.57956218719482">
                <text:p>1.57956218719482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7.30305504798889">
                <text:p>7.30305504798889</text:p>
              </table:table-cell>
              <table:table-cell office:value-type="float" office:value="2.10571503639221">
                <text:p>2.1057150363922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1.8264770507813">
                <text:p>11.8264770507813</text:p>
              </table:table-cell>
              <table:table-cell office:value-type="float" office:value="10.5510220527649">
                <text:p>10.5510220527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6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3cm" svg:height="11.661cm" xlink:href=".." xlink:type="simple" chart:class="chart:bar" chart:style-name="ch1">
        <chart:title svg:x="6.065cm" svg:y="0.369cm" chart:style-name="ch2">
          <text:p>2 controllers, 500 updates</text:p>
        </chart:title>
        <chart:legend chart:legend-position="bottom" svg:x="7.323cm" svg:y="10.877cm" style:legend-expansion="wide" chart:style-name="ch3"/>
        <chart:plot-area chart:style-name="ch4" table:cell-range-address="Sheet1.K4:Sheet1.L6 Sheet1.H4:Sheet1.H6" chart:data-source-has-labels="both" svg:x="0.639cm" svg:y="1.197cm" svg:width="16.5cm" svg:height="8.937cm">
          <chartooo:coordinate-region svg:x="1.26cm" svg:y="1.197cm" svg:width="15.879cm" svg:height="8.29cm"/>
          <chart:axis chart:dimension="x" chart:name="primary-x" chart:style-name="ch5" chartooo:axis-type="auto">
            <chartooo:date-scale/>
            <chart:title svg:x="7.337cm" svg:y="10.367cm" chart:style-name="ch6">
              <text:p>Sleep time / seconds</text:p>
            </chart:title>
            <chart:categories table:cell-range-address="Sheet1.H4:Sheet1.H6"/>
          </chart:axis>
          <chart:axis chart:dimension="y" chart:name="primary-y" chart:style-name="ch7">
            <chart:title svg:x="0cm" svg:y="6.794cm" chart:style-name="ch8">
              <text:p>Time / seconds</text:p>
            </chart:title>
            <chart:grid chart:style-name="ch9" chart:class="major"/>
          </chart:axis>
          <chart:series chart:style-name="ch10" chart:values-cell-range-address="Sheet1.K4:Sheet1.K6" chart:label-cell-address="with" chart:class="chart:bar">
            <chart:data-point chart:repeated="3"/>
          </chart:series>
          <chart:series chart:style-name="ch11" chart:values-cell-range-address="Sheet1.L4:Sheet1.L6" chart:label-cell-address="without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H4:Sheet1.H6</svg:desc>
                </draw:g>
              </table:table-cell>
              <table:table-cell office:value-type="float" office:value="38.6425669193268">
                <text:p>38.6425669193268</text:p>
                <draw:g>
                  <svg:desc>Sheet1.K4:Sheet1.K6</svg:desc>
                </draw:g>
              </table:table-cell>
              <table:table-cell office:value-type="float" office:value="8.14946889877319">
                <text:p>8.14946889877319</text:p>
                <draw:g>
                  <svg:desc>Sheet1.L4:Sheet1.L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32.3714530467987">
                <text:p>32.3714530467987</text:p>
              </table:table-cell>
              <table:table-cell office:value-type="float" office:value="13.0167820453644">
                <text:p>13.016782045364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60.2420771121979">
                <text:p>60.2420771121979</text:p>
              </table:table-cell>
              <table:table-cell office:value-type="float" office:value="56.8703880310059">
                <text:p>56.8703880310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75cm" svg:height="11.528cm" xlink:href=".." xlink:type="simple" chart:class="chart:bar" chart:style-name="ch1">
        <chart:title svg:x="6.037cm" svg:y="0.366cm" chart:style-name="ch2">
          <text:p>4 controllers, 100 updates</text:p>
        </chart:title>
        <chart:legend chart:legend-position="bottom" svg:x="7.295cm" svg:y="10.744cm" style:legend-expansion="wide" chart:style-name="ch3"/>
        <chart:plot-area chart:style-name="ch4" table:cell-range-address="Sheet1.M4:Sheet1.N6 Sheet1.H4:Sheet1.H6" chart:data-source-has-labels="both" svg:x="0.587cm" svg:y="1.172cm" svg:width="16.434cm" svg:height="8.881cm">
          <chartooo:coordinate-region svg:x="1.208cm" svg:y="1.172cm" svg:width="15.813cm" svg:height="8.234cm"/>
          <chart:axis chart:dimension="x" chart:name="primary-x" chart:style-name="ch5" chartooo:axis-type="auto">
            <chartooo:date-scale/>
            <chart:title svg:x="7.252cm" svg:y="10.283cm" chart:style-name="ch6">
              <text:p>Sleep time / seconds</text:p>
            </chart:title>
            <chart:categories table:cell-range-address="Sheet1.H4:Sheet1.H6"/>
          </chart:axis>
          <chart:axis chart:dimension="y" chart:name="primary-y" chart:style-name="ch7">
            <chart:title svg:x="0cm" svg:y="6.741cm" chart:style-name="ch8">
              <text:p>Time / seconds</text:p>
            </chart:title>
            <chart:grid chart:style-name="ch9" chart:class="major"/>
          </chart:axis>
          <chart:series chart:style-name="ch10" chart:values-cell-range-address="Sheet1.M4:Sheet1.M6" chart:label-cell-address="with" chart:class="chart:bar">
            <chart:data-point chart:repeated="3"/>
          </chart:series>
          <chart:series chart:style-name="ch11" chart:values-cell-range-address="Sheet1.N4:Sheet1.N6" chart:label-cell-address="without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H4:Sheet1.H6</svg:desc>
                </draw:g>
              </table:table-cell>
              <table:table-cell office:value-type="float" office:value="19.0092208385468">
                <text:p>19.0092208385468</text:p>
                <draw:g>
                  <svg:desc>Sheet1.M4:Sheet1.M6</svg:desc>
                </draw:g>
              </table:table-cell>
              <table:table-cell office:value-type="float" office:value="2.68085408210754">
                <text:p>2.68085408210754</text:p>
                <draw:g>
                  <svg:desc>Sheet1.N4:Sheet1.N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7.766340970993">
                <text:p>17.766340970993</text:p>
              </table:table-cell>
              <table:table-cell office:value-type="float" office:value="2.68085408210754">
                <text:p>2.6808540821075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9.8183791637421">
                <text:p>19.8183791637421</text:p>
              </table:table-cell>
              <table:table-cell office:value-type="float" office:value="10.4536819458008">
                <text:p>10.4536819458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37cm" svg:height="11.742cm" xlink:href=".." xlink:type="simple" chart:class="chart:bar" chart:style-name="ch1">
        <chart:title svg:x="5.968cm" svg:y="0.37cm" chart:style-name="ch2">
          <text:p>4 controllers, 500 updates</text:p>
        </chart:title>
        <chart:legend chart:legend-position="bottom" svg:x="7.226cm" svg:y="10.959cm" style:legend-expansion="wide" chart:style-name="ch3"/>
        <chart:plot-area chart:style-name="ch4" table:cell-range-address="Sheet1.O4:Sheet1.P6 Sheet1.H4:Sheet1.H6" chart:data-source-has-labels="both" svg:x="0.374cm" svg:y="1.351cm" svg:width="16.513cm" svg:height="8.8cm">
          <chartooo:coordinate-region svg:x="1.181cm" svg:y="1.351cm" svg:width="15.706cm" svg:height="8.153cm"/>
          <chart:axis chart:dimension="x" chart:name="primary-x" chart:style-name="ch5" chartooo:axis-type="auto">
            <chartooo:date-scale/>
            <chart:title svg:x="7.078cm" svg:y="10.385cm" chart:style-name="ch6">
              <text:p>Sleep time / seconds</text:p>
            </chart:title>
            <chart:categories table:cell-range-address="Sheet1.H4:Sheet1.H6"/>
          </chart:axis>
          <chart:axis chart:dimension="y" chart:name="primary-y" chart:style-name="ch7">
            <chart:title svg:x="0cm" svg:y="6.88cm" chart:style-name="ch8">
              <text:p>Time / seconds</text:p>
            </chart:title>
            <chart:grid chart:style-name="ch9" chart:class="major"/>
          </chart:axis>
          <chart:series chart:style-name="ch10" chart:values-cell-range-address="Sheet1.O4:Sheet1.O6" chart:label-cell-address="with" chart:class="chart:bar">
            <chart:data-point chart:repeated="3"/>
          </chart:series>
          <chart:series chart:style-name="ch11" chart:values-cell-range-address="Sheet1.P4:Sheet1.P6" chart:label-cell-address="without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H4:Sheet1.H6</svg:desc>
                </draw:g>
              </table:table-cell>
              <table:table-cell office:value-type="float" office:value="114.404675960541">
                <text:p>114.404675960541</text:p>
                <draw:g>
                  <svg:desc>Sheet1.O4:Sheet1.O6</svg:desc>
                </draw:g>
              </table:table-cell>
              <table:table-cell office:value-type="float" office:value="13.5956580638886">
                <text:p>13.5956580638886</text:p>
                <draw:g>
                  <svg:desc>Sheet1.P4:Sheet1.P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04.712422132492">
                <text:p>104.712422132492</text:p>
              </table:table-cell>
              <table:table-cell office:value-type="float" office:value="12.6822369098663">
                <text:p>12.682236909866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94.2">
                <text:p>94.2</text:p>
              </table:table-cell>
              <table:table-cell office:value-type="float" office:value="55.0072801113129">
                <text:p>55.0072801113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